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list-style-name="L1">
      <style:text-properties style:font-name="Ari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larm-startkladde Hardware</text:h>
      <text:p text:style-name="Standard"/>
      <text:h text:style-name="Heading_20_2" text:outline-level="2">Einleitung</text:h>
      <text:p text:style-name="Standard"/>
      <text:p text:style-name="P1">Das System Flarm wurde als Kollisionsvermeidungssystem für Segelflugzeuge und andere Kleinflugzeuge entwickelt. Es beruht auf der Positionserkennung mit Hilfe des GPS und auf Austausch der Positionsdaten unter den beteiligten Flugzeugen über eine UHF-Verbindung. Microcontroller erlauben es, in Realzeit aus diesen Daten Kollisions-warnungen zu generieren und sie den Piloten in geeigneter Form anzuzeigen.</text:p>
      <text:p text:style-name="P1"/>
      <text:p text:style-name="P1">Inzwischen hat Flarm eine hohe Verbreitung gefunden. Auf vielen Segelflugplätzen sind alle Segelflugzeuge und auch die Motorsegler mit Flarm ausgestattet. Der Grundgedanke dabei ist die Erhöhung der Flugsicherheit, wobei die Luftraumbeobachtung weiter einen hohen Stellenwert behält.</text:p>
      <text:p text:style-name="P1"/>
      <text:p text:style-name="P1">Diese Infrastruktur kann für weitere Funktionen genutzt werden, ohne die gewonnene Sicherheitsfunktion zu beeinträchtigen. Ein stationäres Flarm am Startplatz eines Segelfluggeländes ist in der Lage, die Flughöhe, Position und Geschwindigkeit aller mit Flarm ausgerüsteten Flugzeuge in der Platzrunde und am Boden zu erfassen. Diese Daten können über den Data Port an einen PC mit geeigneter Software weitergeleitet werden, die aus diesen Informationen die Ereignisse Start und Landung für jedes Flugzeug herleiten kann. </text:p>
      <text:p text:style-name="P1"/>
      <text:p text:style-name="P1">Diese Ereignisse können von einer Software wie startkladde zur automatischen Erfassung verwendet werden. Dies kann die Arbeit des Startschreibers erleichtern, da er lediglich die Kennzeichen der Flugzeuge und die Namen der Piloten einzugeben hat. Die Erfassung des Zeitpunktes des Starts und der Landung erfolgt im Normalfall automatisch. Der Startschreiber muss diesen Vorgang weiterhin überwachen und im Fall von Störungen oder bei Flugzeugen ohne Flarm die Ereignisse manuell festhalten.</text:p>
      <text:p text:style-name="P1"/>
      <text:h text:style-name="Heading_20_2" text:outline-level="2">Benötigte Hardware</text:h>
      <text:list xml:id="list2078974515" text:style-name="L1">
        <text:list-item>
          <text:p text:style-name="P3"><text:span text:style-name="T1">Flarm</text:span>: es wird ein übliches Gerät benötigt, nicht notwendig in der neuesten Bauart. IGC-Zulassung ist nicht erforderlich. Um Kosten zu sparen, kann ein gebrauchtes Gerät aus der ersten Generation verwendet werden.</text:p>
        </text:list-item>
        <text:list-item>
          <text:p text:style-name="P3"><text:span text:style-name="T1">Stromversorgung</text:span>: eine Stromquelle mit 12V und einer Kapazität von mindestens 1Ah ist erforderlich, um das Flarm für einen kompletten Flugtag zu versorgen. Mit Bleiakkus von 2Ah sind gute Erfahrungen gemacht worden.</text:p>
        </text:list-item>
        <text:list-item>
          <text:p text:style-name="P3"><text:span text:style-name="T1">Datenverbindung</text:span>: das Flarm stellt die Daten auf eine seriellen Schnittstelle bereit, die im Dokument „Data Port Specifications“ und im Installationshandbuch beschrieben ist. Diese Schnittstelle kann direkt mit der seriellen Schnittstelle eines Standard-PC verbunden werden. Die meisten aktuellen Notebooks haben diese Schnittstelle nicht. Ersatzweise kann ein serieller USB-Adapter oder ein Bluetooth-Adapter verwendet werden.</text:p>
        </text:list-item>
      </text:list>
      <text:h text:style-name="Heading_20_2" text:outline-level="2">Installation</text:h>
      <text:p text:style-name="P1">Während des Flugbetriebes sollte das stationäre Flarm in Reichweite des Startschreibers <text:soft-page-break/>aufgestellt sein. Die UHF-Antenne darf in Richtung zum Start- und Landeplatz nicht abgeschirmt sein, ein leicht erhöhter Standort ist vorteilhaft. Die GPS-Antenne muss freie Sicht zum Himmel haben. Wird ein serielles Kabel für die Datenverbindung zum PC verwendet, so sollte diese so verlegt werden, dass keine Stolpergefahr besteht. Wird die Verbindung über Bluetooth-Adapter realisiert, so sollte die Strecke zwischen Bluetooth-Adapter und PC nicht durch Metallgegenstände blockiert sein. Die Positionierung des Adapters auf dem Dach des Startwagens führt zu einer unzuverlässigen Verbindung. <text:s/></text:p>
      <text:p text:style-name="P1"/>
      <text:h text:style-name="Heading_20_2" text:outline-level="2">Problemfälle</text:h>
      <text:p text:style-name="P2">Die UHF-Verbindung zwischen dem stationären Flarm und den startenden und landenden Flugzeugen kann in Bodennähe durch Hindernisse abgeschirmt sein. Dies können Rückholfahrzeuge sein oder auch Bodenwellen, die dazu führen, dass Flugzeuge nach der Landung nicht mehr „sichtbar“ sind. Besonders wenn am Ende des Flugtags die Flugzeuge mit einer langen Landung zum fernen Ende des Geländes fliegen, kann die Verbindung beeinträchtigt sein. In diesen Fällen ist die Erkennung der Landung nicht zuverlässig möglich. </text:p>
      <text:p text:style-name="P2">Werden Flugzeuge nach der letzten Landung mit eingeschaltetem Flarm in die Flugzeughalle geschoben, so geht die GPS-Position verloren. Besteht weiter Sichtverbindung zum stationären Flarm, so können ungültige Höhen- und Geschwindigkeitsdaten übertragen werden. Um dies zu vermeiden, ist es wichtig, das Flarm des Flugzeugs nach der letzten Landung abzuschalten. Das stationäre Flarm sollte nach der Landung des letzten Flugzeugs abgeschal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8T21:47:41</meta:creation-date>
    <dc:date>2012-06-18T23:40:47</dc:date>
    <meta:editing-duration>PT1H42M22S</meta:editing-duration>
    <meta:editing-cycles>5</meta:editing-cycles>
    <meta:generator>LibreOffice/3.5$Linux_X86_64 LibreOffice_project/350m1$Build-2</meta:generator>
    <meta:document-statistic meta:table-count="0" meta:image-count="0" meta:object-count="0" meta:page-count="2" meta:paragraph-count="15" meta:word-count="576" meta:character-count="4277" meta:non-whitespace-character-count="3715"/>
  </office:meta>
</office:document-meta>
</file>